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d34" officeooo:paragraph-rsid="00198d34"/>
    </style:style>
    <style:style style:name="P2" style:family="paragraph" style:parent-style-name="Standard">
      <style:text-properties officeooo:rsid="001af543" officeooo:paragraph-rsid="001af543"/>
    </style:style>
    <style:style style:name="P3" style:family="paragraph" style:parent-style-name="Standard">
      <style:text-properties officeooo:rsid="001ce4da" officeooo:paragraph-rsid="001ce4da"/>
    </style:style>
    <style:style style:name="P4" style:family="paragraph" style:parent-style-name="Standard">
      <style:text-properties officeooo:rsid="001ed3da" officeooo:paragraph-rsid="001ed3da"/>
    </style:style>
    <style:style style:name="P5" style:family="paragraph" style:parent-style-name="Standard">
      <style:text-properties officeooo:rsid="001ed3da" officeooo:paragraph-rsid="001ed3da"/>
    </style:style>
    <style:style style:name="P6" style:family="paragraph" style:parent-style-name="Standard">
      <style:text-properties officeooo:rsid="0020667c" officeooo:paragraph-rsid="00206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Article.</text:p>
      <text:p text:style-name="P1"/>
      <text:p text:style-name="P3">Spotify crack</text:p>
      <text:p text:style-name="P1">Article jeux à jouer que je joue</text:p>
      <text:p text:style-name="P1"/>
      <text:p text:style-name="P2">Iddé aplication </text:p>
      <text:p text:style-name="P2">idee apli pour s’améliorer a l’orthographes</text:p>
      <text:p text:style-name="P2">idee apli pour taper plus vite au clavier</text:p>
      <text:p text:style-name="P2"/>
      <text:p text:style-name="P4">renovation guide achat outillage </text:p>
      <text:p text:style-name="P4">guide site internet outillage</text:p>
      <text:p text:style-name="P4"/>
      <text:p text:style-name="P4"/>
      <text:p text:style-name="P6">Les cours que j’ai pris de Mooc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8:29:35.100000000</meta:creation-date>
    <dc:date>2024-06-30T20:14:17.710000000</dc:date>
    <meta:editing-duration>PT59M39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9" meta:word-count="42" meta:character-count="251" meta:non-whitespace-character-count="216"/>
  </office:meta>
</office:document-meta>
</file>